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18.66">
            <text:p>18.66</text:p>
          </table:table-cell>
          <table:table-cell table:formula="of:=[.B2]/[.C2]" office:value-type="float" office:value="857.449088960343">
            <text:p>857.44908896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18.34">
            <text:p>18.34</text:p>
          </table:table-cell>
          <table:table-cell table:formula="of:=[.B3]/[.C3]" office:value-type="float" office:value="872.410032715376">
            <text:p>872.41003271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18.49">
            <text:p>18.49</text:p>
          </table:table-cell>
          <table:table-cell table:formula="of:=[.B4]/[.C4]" office:value-type="float" office:value="865.332612222823">
            <text:p>865.33261222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18.59">
            <text:p>18.59</text:p>
          </table:table-cell>
          <table:table-cell table:formula="of:=[.B5]/[.C5]" office:value-type="float" office:value="860.677783754707">
            <text:p>860.6777837547</text:p>
          </table:table-cell>
        </table:table-row>
        <table:table-row table:style-name="ro1">
          <table:table-cell table:number-columns-repeated="3"/>
          <table:table-cell table:formula="of:=SUM([.D2:.D5])/4" office:value-type="float" office:value="863.967379413312">
            <text:p>863.9673794133</text:p>
          </table:table-cell>
        </table:table-row>
        <table:table-row table:style-name="ro1">
          <table:table-cell table:number-columns-repeated="3"/>
          <table:table-cell table:formula="of:=STDEV([.D2:.D5])" office:value-type="float" office:value="6.4923494830301">
            <text:p>6.4923494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74.42">
            <text:p>74.42</text:p>
          </table:table-cell>
          <table:table-cell table:formula="of:=[.B10]/[.C10]" office:value-type="float" office:value="859.983875302338">
            <text:p>859.98387530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73.13">
            <text:p>73.13</text:p>
          </table:table-cell>
          <table:table-cell table:formula="of:=[.B11]/[.C11]" office:value-type="float" office:value="875.15383563517">
            <text:p>875.1538356352</text:p>
          </table:table-cell>
        </table:table-row>
        <table:table-row table:style-name="ro1">
          <table:table-cell table:number-columns-repeated="3"/>
          <table:table-cell table:formula="of:=SUM([.D10:.D11])/2" office:value-type="float" office:value="867.568855468754">
            <text:p>867.5688554688</text:p>
          </table:table-cell>
        </table:table-row>
        <table:table-row table:style-name="ro1">
          <table:table-cell table:number-columns-repeated="3"/>
          <table:table-cell table:formula="of:=STDEV([.D10:.D11])" office:value-type="float" office:value="10.7267818216765">
            <text:p>10.7267818217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296.07">
            <text:p>296.07</text:p>
          </table:table-cell>
          <table:table-cell table:formula="of:=[.B15]/[.C15]" office:value-type="float" office:value="864.660384368561">
            <text:p>864.660384368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297.66">
            <text:p>297.66</text:p>
          </table:table-cell>
          <table:table-cell table:formula="of:=[.B16]/[.C16]" office:value-type="float" office:value="860.041658267822">
            <text:p>860.0416582678</text:p>
          </table:table-cell>
        </table:table-row>
        <table:table-row table:style-name="ro1">
          <table:table-cell table:number-columns-repeated="3"/>
          <table:table-cell table:formula="of:=SUM([.D15:.D16])/2" office:value-type="float" office:value="862.351021318192">
            <text:p>862.3510213182</text:p>
          </table:table-cell>
        </table:table-row>
        <table:table-row table:style-name="ro1">
          <table:table-cell table:number-columns-repeated="3"/>
          <table:table-cell table:formula="of:=STDEV([.D15:.D16])" office:value-type="float" office:value="3.26593254627599">
            <text:p>3.26593254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1206.67">
            <text:p>1206.67</text:p>
          </table:table-cell>
          <table:table-cell table:formula="of:=[.B21]/[.C21]" office:value-type="float" office:value="848.616440286076">
            <text:p>848.616440286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1203.31">
            <text:p>1203.31</text:p>
          </table:table-cell>
          <table:table-cell table:formula="of:=[.B22]/[.C22]" office:value-type="float" office:value="850.986030200032">
            <text:p>850.9860302</text:p>
          </table:table-cell>
        </table:table-row>
        <table:table-row table:style-name="ro1">
          <table:table-cell table:number-columns-repeated="3"/>
          <table:table-cell table:formula="of:=SUM([.D21:.D22])/2" office:value-type="float" office:value="849.801235243054">
            <text:p>849.8012352431</text:p>
          </table:table-cell>
        </table:table-row>
        <table:table-row table:style-name="ro1">
          <table:table-cell table:number-columns-repeated="3"/>
          <table:table-cell table:formula="of:=STDEV([.D21:.D22])" office:value-type="float" office:value="1.67555309678891">
            <text:p>1.6755530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6T23:35:11</dc:date>
    <meta:editing-duration>PT17M6S</meta:editing-duration>
    <meta:editing-cycles>15</meta:editing-cycles>
    <dc:creator>alogo </dc:creator>
    <meta:document-statistic meta:table-count="1" meta:cell-count="64" meta:object-count="0"/>
  </office:meta>
</office:document-meta>
</file>